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ec0015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ff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149" draw:layer="" svg:width="149.99978400000pt" svg:height="100.00000000000pt"/>
          <draw:path draw:style-name="gr3" draw:id="shape3" draw:name="path205" draw:layer="" svg:width="56.96024547140pt" svg:height="56.47816840191pt" svg:x="47.47284000000pt" svg:y="18.31386320000pt" svg:viewBox="0 0 57 56" svg:d="M46.1985 56.3492L28.5539 43.2285L10.9957 56.4782L17.526 34.9468L0 21.6513L21.6828 21.466L28.4081 0L35.2774 21.4165L56.9602 21.4448L39.5241 34.8657L46.1985 56.3493Z" koffice:nodeTypes="ccccccc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35:40</dc:date>
    <meta:creation-date>2011-05-22T06:11:45</meta:creation-date>
    <dc:creator>Yue Liu</dc:creator>
  </office:meta>
</office:document-meta>
</file>